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65fb" officeooo:paragraph-rsid="000465f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65fb" officeooo:paragraph-rsid="000465fb" style:font-weight-asian="bold" style:font-weight-complex="bold"/>
    </style:style>
    <style:style style:name="P3" style:family="paragraph" style:parent-style-name="Standard">
      <style:text-properties fo:font-weight="bold" officeooo:rsid="000590c8" officeooo:paragraph-rsid="000590c8" style:font-weight-asian="bold" style:font-weight-complex="bold"/>
    </style:style>
    <style:style style:name="P4" style:family="paragraph" style:parent-style-name="Standard">
      <style:text-properties fo:font-weight="bold" officeooo:rsid="0007412c" officeooo:paragraph-rsid="0007412c" style:font-weight-asian="bold" style:font-weight-complex="bold"/>
    </style:style>
    <style:style style:name="P5" style:family="paragraph" style:parent-style-name="Standard">
      <style:text-properties fo:font-weight="bold" officeooo:rsid="0008766d" officeooo:paragraph-rsid="0008766d" style:font-weight-asian="bold" style:font-weight-complex="bold"/>
    </style:style>
    <style:style style:name="P6" style:family="paragraph" style:parent-style-name="Standard">
      <style:text-properties officeooo:rsid="000465fb" officeooo:paragraph-rsid="000465fb"/>
    </style:style>
    <style:style style:name="P7" style:family="paragraph" style:parent-style-name="Standard">
      <style:text-properties fo:font-weight="normal" officeooo:rsid="000590c8" officeooo:paragraph-rsid="000590c8" style:font-weight-asian="normal" style:font-weight-complex="normal"/>
    </style:style>
    <style:style style:name="P8" style:family="paragraph" style:parent-style-name="Standard">
      <style:text-properties fo:font-weight="normal" officeooo:rsid="0007412c" officeooo:paragraph-rsid="0007412c" style:font-weight-asian="normal" style:font-weight-complex="normal"/>
    </style:style>
    <style:style style:name="P9" style:family="paragraph" style:parent-style-name="Standard">
      <style:text-properties fo:font-weight="normal" officeooo:rsid="0008766d" officeooo:paragraph-rsid="0008766d" style:font-weight-asian="normal" style:font-weight-complex="normal"/>
    </style:style>
    <style:style style:name="P10" style:family="paragraph" style:parent-style-name="Standard">
      <style:text-properties fo:font-weight="normal" officeooo:rsid="0008766d" officeooo:paragraph-rsid="0008766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adores.</text:p>
      <text:p text:style-name="P1">Front-end:</text:p>
      <text:p text:style-name="P6">Son aquellos que programan lo que se vé en una página web, saben usar html y css, principalmente.</text:p>
      <text:p text:style-name="P3"/>
      <text:p text:style-name="P3">Back-end:</text:p>
      <text:p text:style-name="P7">Son los programadores que se dedican, en una pagina web, en el apartado del servidor y en que el usurario no tiene acceso.</text:p>
      <text:p text:style-name="P7"/>
      <text:p text:style-name="P4">Jefe de equipo:</text:p>
      <text:p text:style-name="P8">El jefe de equipo es el que se encarga de dirigir y orientar como se va a realizar la página web en particular, ya tiene experiencia en el sector, suele tener entre 5 y 20 programadores a su cargo. Tiene conocimientos de senior en cuanto a lenguaje de marcas, de sistemas informáticos y de gestión de desarrollo.</text:p>
      <text:p text:style-name="P8"/>
      <text:p text:style-name="P5">DBA(Data Base Administrator):</text:p>
      <text:p text:style-name="P9">Es el trabajador que gestiona una base de datos. Crea y administra los usuarios de una empresa, por ejemplo, y diseña las Bases de Datos.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8:51:31.260992132</meta:creation-date>
    <dc:date>2023-01-31T09:57:40.022717477</dc:date>
    <meta:editing-duration>PT1H34M46S</meta:editing-duration>
    <meta:editing-cycles>5</meta:editing-cycles>
    <meta:generator>LibreOffice/7.4.5.1$Linux_X86_64 LibreOffice_project/9c0871452b3918c1019dde9bfac75448afc4b57f</meta:generator>
    <meta:document-statistic meta:table-count="0" meta:image-count="0" meta:object-count="0" meta:page-count="1" meta:paragraph-count="9" meta:word-count="132" meta:character-count="744" meta:non-whitespace-character-count="621"/>
  </office:meta>
</office:document-meta>
</file>